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0022a4" officeooo:paragraph-rsid="000022a4"/>
    </style:style>
    <style:style style:name="P2" style:family="paragraph" style:parent-style-name="Standard">
      <style:paragraph-properties fo:line-height="150%" fo:text-align="center" style:justify-single-word="false"/>
      <style:text-properties style:text-underline-style="none" fo:font-weight="bold" officeooo:rsid="000022a4" officeooo:paragraph-rsid="000022a4" style:font-weight-asian="bold" style:font-weight-complex="bold"/>
    </style:style>
    <style:style style:name="P3" style:family="paragraph" style:parent-style-name="Standard">
      <style:paragraph-properties fo:line-height="150%" fo:text-align="center" style:justify-single-word="false"/>
      <style:text-properties style:text-underline-style="none" fo:font-weight="bold" officeooo:rsid="00028d95" officeooo:paragraph-rsid="00028d95" style:font-weight-asian="bold" style:font-weight-complex="bold"/>
    </style:style>
    <style:style style:name="P4" style:family="paragraph" style:parent-style-name="Standard">
      <style:paragraph-properties fo:line-height="150%"/>
      <style:text-properties officeooo:paragraph-rsid="00028d95"/>
    </style:style>
    <style:style style:name="P5" style:family="paragraph" style:parent-style-name="Standard">
      <style:paragraph-properties fo:line-height="150%"/>
      <style:text-properties officeooo:paragraph-rsid="0001ae50"/>
    </style:style>
    <style:style style:name="P6" style:family="paragraph" style:parent-style-name="Standard">
      <style:paragraph-properties fo:line-height="150%"/>
      <style:text-properties officeooo:paragraph-rsid="0004009b"/>
    </style:style>
    <style:style style:name="P7" style:family="paragraph" style:parent-style-name="Bibliography_20_1">
      <style:paragraph-properties>
        <style:tab-stops/>
      </style:paragraph-properties>
    </style:style>
    <style:style style:name="P8" style:family="paragraph" style:parent-style-name="Bibliography_20_1">
      <style:paragraph-properties>
        <style:tab-stops/>
      </style:paragraph-properties>
      <style:text-properties officeooo:paragraph-rsid="0007a7f2"/>
    </style:style>
    <style:style style:name="P9" style:family="paragraph" style:parent-style-name="Standard" style:list-style-name="L1">
      <style:paragraph-properties fo:line-height="150%"/>
      <style:text-properties fo:font-weight="bold" officeooo:rsid="0001ae50" officeooo:paragraph-rsid="00028d95" style:font-weight-asian="bold" style:font-weight-complex="bold"/>
    </style:style>
    <style:style style:name="P10" style:family="paragraph" style:parent-style-name="Standard" style:list-style-name="L1">
      <style:paragraph-properties fo:line-height="150%"/>
      <style:text-properties fo:font-weight="bold" officeooo:rsid="00028d95" officeooo:paragraph-rsid="00028d95" style:font-weight-asian="bold" style:font-weight-complex="bold"/>
    </style:style>
    <style:style style:name="P11" style:family="paragraph" style:parent-style-name="Standard">
      <style:paragraph-properties fo:line-height="150%"/>
      <style:text-properties officeooo:rsid="00018847" officeooo:paragraph-rsid="00028d95"/>
    </style:style>
    <style:style style:name="T1" style:family="text">
      <style:text-properties officeooo:rsid="000022a4"/>
    </style:style>
    <style:style style:name="T2" style:family="text">
      <style:text-properties officeooo:rsid="00018847"/>
    </style:style>
    <style:style style:name="T3" style:family="text">
      <style:text-properties officeooo:rsid="0001ae50"/>
    </style:style>
    <style:style style:name="T4" style:family="text">
      <style:text-properties officeooo:rsid="00028d95"/>
    </style:style>
    <style:style style:name="T5" style:family="text">
      <style:text-properties officeooo:rsid="0004009b"/>
    </style:style>
    <style:style style:name="T6" style:family="text">
      <style:text-properties officeooo:rsid="0007a7f2"/>
    </style:style>
    <style:style style:name="T7" style:family="text">
      <style:text-properties officeooo:rsid="000927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ast Simulation of Hair with the Tractrix Curve</text:p>
      <text:p text:style-name="P3">Expos<text:span text:style-name="T5">é</text:span></text:p>
      <text:p text:style-name="P2">Michael Zappe</text:p>
      <text:p text:style-name="P1"/>
      <text:list xml:id="list3163480636" text:style-name="L1">
        <text:list-item>
          <text:p text:style-name="P9">Topic</text:p>
        </text:list-item>
      </text:list>
      <text:p text:style-name="P4"><text:span text:style-name="T1">The simulation and rendering of hair in video games or other real time environments is an ongoing scientific topic. Hair consists of tens of thousands single thin hair strands and simulating all of these strands realistic</text:span><text:span text:style-name="T2">al</text:span><text:span text:style-name="T1">ly requires a lot of performance. That´s why to this day it is important to search for new and improved ways to simulate or render hair in an effort to </text:span><text:span text:style-name="T2">simplify</text:span><text:span text:style-name="T1"> the necessary </text:span><text:span text:style-name="T2">calculations</text:span><text:span text:style-name="T1"> or improve the visual quality.</text:span></text:p>
      <text:p text:style-name="P4"/>
      <text:list xml:id="list171935891873524" text:continue-numbering="true" text:style-name="L1">
        <text:list-item>
          <text:p text:style-name="P10">Basics</text:p>
        </text:list-item>
      </text:list>
      <text:p text:style-name="P11">Most hair simulations in real time environments today are based on mass spring systems. These systems have the advantage of being easy to implement and are already used in many other simulations, but they have drawbacks. To produce realistic hair simulations with mass spring systems many springs are necessary which requires much performance. Additionally the spring constants of the systems have to be adjusted manually to produce realistic results. This creates additional workload for artists and programmers, who have to design multiple hair styles.</text:p>
      <text:p text:style-name="P6">The tractrix curve<text:note text:id="ftn0" text:note-class="footnote"><text:note-citation>1</text:note-citation><text:note-body><text:p text:style-name="Footnote">Tractrix <text:span text:style-name="T7">D</text:span>efinition, https://en.wikipedia.org/wiki/Tractrix</text:p></text:note-body></text:note> can be used to realistically simulate single strands of one dimensional objects like rope, snakes or hair if these objects are pulled in a direction. This simulation does not include any springs and thus removes the necessity of manually adjusting spring constants. <text:span text:style-name="T3">Up until now the tractrix was used to simulate singular ropes, but there is no scientific paper which uses this curve to simulate hair in real time.</text:span><text:span text:style-name="T3"><text:note text:id="ftn1" text:note-class="footnote"><text:note-citation>2</text:note-citation><text:note-body><text:p text:style-name="Footnote">Midhun S. Menon, B. Gurumoorthy, Ashitava Ghosal, Efficient simulation and rendering of realistic motion of one-dimensional flexible objects, </text:p></text:note-body></text:note></text:span></text:p>
      <text:p text:style-name="P11"/>
      <text:list xml:id="list171935644412735" text:continue-numbering="true" text:style-name="L1">
        <text:list-item>
          <text:p text:style-name="P10">Goals</text:p>
        </text:list-item>
      </text:list>
      <text:p text:style-name="P5"><text:span text:style-name="T2">The goal of this master thesis is to find out</text:span><text:span text:style-name="T1"> if it is possible to use the </text:span><text:span text:style-name="T2">t</text:span><text:span text:style-name="T1">ractrix </text:span><text:span text:style-name="T2">curve <text:s/>to reduce simulation time needed for realistic hair simulation. </text:span><text:span text:style-name="T4">To achieve this goal a hair simulation based on the tractrix curve will be implemented and compared to openly available frameworks like TressFX.</text:span><text:span text:style-name="T4"><text:note text:id="ftn2" text:note-class="footnote"><text:note-citation>3</text:note-citation><text:note-body><text:p text:style-name="Footnote">TressFX Hair Real-Time Hair Physics Syste<text:span text:style-name="T6">m</text:span>, https://www.amd.com/en/technologies/tressfx</text:p></text:note-body></text:no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05-18T17:19:34.102000000</dc:date>
    <meta:editing-duration>PT14M46S</meta:editing-duration>
    <meta:editing-cycles>6</meta:editing-cycles>
    <meta:document-statistic meta:table-count="0" meta:image-count="0" meta:object-count="0" meta:page-count="1" meta:paragraph-count="13" meta:word-count="326" meta:character-count="2106" meta:non-whitespace-character-count="1794"/>
  </office:meta>
</office:document-meta>
</file>